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4-12-30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4-01-0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3-01-03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8408" calcext:value-type="float">
            <text:p>58.12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2-01-04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0208" calcext:value-type="float">
            <text:p>57.2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1-01-0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38" calcext:value-type="float">
            <text:p>57.0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20-01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91003718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